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08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1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29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37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3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75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1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85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96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2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71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79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0]+5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12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51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5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6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6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7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486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488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489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495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00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20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1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12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13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5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17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18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1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22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24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34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37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40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49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50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51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56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62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64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67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69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70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5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5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578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7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5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589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595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0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0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0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1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1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2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2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2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3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3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4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4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6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674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7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81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8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689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693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4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6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697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05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1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1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16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21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2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25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26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35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37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4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6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6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6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76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80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76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01:44:21.8679214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1-03T01:45:54.749372742</dc:date>
    <meta:editing-duration>P70DT14H50M14S</meta:editing-duration>
    <meta:editing-cycles>1535</meta:editing-cycles>
    <meta:generator>LibreOffice/6.0.7.3$Linux_X86_64 LibreOffice_project/00m0$Build-3</meta:generator>
    <dc:creator>James Petts</dc:creator>
    <meta:document-statistic meta:table-count="3" meta:cell-count="4798" meta:object-count="0"/>
  </office:meta>
</office:document-meta>
</file>